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1.9835in"/>
    </style:style>
    <style:style style:name="co3" style:family="table-column">
      <style:table-column-properties fo:break-before="auto" style:column-width="1.4929in"/>
    </style:style>
    <style:style style:name="co4" style:family="table-column">
      <style:table-column-properties fo:break-before="auto" style:column-width="5.06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1.2583in" fo:break-before="auto" style:use-optimal-row-height="true"/>
    </style:style>
    <style:style style:name="ro4" style:family="table-row">
      <style:table-row-properties style:row-height="0.325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ridge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99pt ridge #000000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Detail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elp</text:p>
          </table:table-cell>
          <table:table-cell table:style-name="ce1" office:value-type="string" calcext:value-type="string">
            <text:p>All Command</text:p>
          </table:table-cell>
          <table:table-cell table:style-name="ce3" office:value-type="string" calcext:value-type="string">
            <text:p>Get All Command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etReady</text:p>
          </table:table-cell>
          <table:table-cell table:style-name="ce1" office:value-type="string" calcext:value-type="string">
            <text:p>Ok</text:p>
          </table:table-cell>
          <table:table-cell table:style-name="ce3" office:value-type="string" calcext:value-type="string">
            <text:p>Return Ok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tLimitSwitch</text:p>
          </table:table-cell>
          <table:table-cell table:style-name="ce1" office:value-type="string" calcext:value-type="string">
            <text:p>1,1</text:p>
            <text:p>1,0</text:p>
            <text:p>0,1</text:p>
            <text:p>0,0</text:p>
          </table:table-cell>
          <table:table-cell table:style-name="ce3" office:value-type="string" calcext:value-type="string">
            <text:p>head 1 off, head 2 off</text:p>
            <text:p><text:span text:style-name="T1">head 1 off, head 2 on</text:span></text:p>
            <text:p><text:span text:style-name="T1">head 1 on, head 2 off</text:span></text:p>
            <text:p><text:span text:style-name="T1">head 1 on, head 2 on</text:span></text:p>
          </table:table-cell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edStatus,1,Ready   </text:p>
            <text:p><text:span text:style-name="T1">LedStatus,1,Running</text:span></text:p>
            <text:p><text:span text:style-name="T1">LedStatus,1,Fail      </text:span></text:p>
            <text:p><text:span text:style-name="T1">LedStatus,1,Pass    </text:span></text:p>
            <text:p><text:span text:style-name="T1">LedStatus,2,Ready  </text:span></text:p>
            <text:p><text:span text:style-name="T1">LedStatus,2,Running</text:span></text:p>
            <text:p><text:span text:style-name="T1">LedStatus,2,Fail      </text:span></text:p>
            <text:p><text:span text:style-name="T1">LedStatus,2,Pass    </text:span></text:p>
          </table:table-cell>
          <table:table-cell table:style-name="ce1" office:value-type="string" calcext:value-type="string">
            <text:p>Ok</text:p>
          </table:table-cell>
          <table:table-cell table:style-name="ce3" office:value-type="string" calcext:value-type="string">
            <text:p>Set status led panel board 1 and board 2 </text:p>
          </table:table-cell>
        </table:table-row>
        <table:table-row table:style-name="ro4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adLdr,[Head],[LedNo]</text:p>
          </table:table-cell>
          <table:table-cell table:style-name="ce1" office:value-type="string" calcext:value-type="string">
            <text:p>Uint8</text:p>
          </table:table-cell>
          <table:table-cell table:style-name="ce3" office:value-type="string" calcext:value-type="string">
            <text:p><text:span text:style-name="T1">Head = 1 or 2</text:span></text:p>
            <text:p><text:span text:style-name="T1">LedNo = 1 or 2 or 3</text:span></text:p>
          </table:table-cell>
        </table:table-row>
        <table:table-row table:style-name="ro5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onnect,1</text:p>
            <text:p><text:span text:style-name="T1">Connect,2</text:span></text:p>
          </table:table-cell>
          <table:table-cell table:style-name="ce1" office:value-type="string" calcext:value-type="string">
            <text:p>Ok</text:p>
          </table:table-cell>
          <table:table-cell table:style-name="ce3" office:value-type="string" calcext:value-type="string">
            <text:p>Connect to unit head 1</text:p>
            <text:p><text:span text:style-name="T1">Connect to unit head 2</text:span></text:p>
          </table:table-cell>
        </table:table-row>
        <table:table-row table:style-name="ro5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DisConnect,1</text:p>
            <text:p><text:span text:style-name="T1">DisConnect,2</text:span></text:p>
          </table:table-cell>
          <table:table-cell table:style-name="ce1" office:value-type="string" calcext:value-type="string">
            <text:p>Ok</text:p>
          </table:table-cell>
          <table:table-cell table:style-name="ce3" office:value-type="string" calcext:value-type="string">
            <text:p><text:span text:style-name="T1">DisConnect</text:span> to unit head 1</text:p>
            <text:p><text:span text:style-name="T1">DisConnect to unit head 2</text:span>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 style:data-style-name="N2" text:time-value="10:39:51.8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0T10:42:04.329000000</meta:creation-date>
    <dc:date>2022-07-21T14:41:50.200000000</dc:date>
    <meta:editing-duration>PT6H1M6S</meta:editing-duration>
    <meta:editing-cycles>15</meta:editing-cycles>
    <meta:generator>LibreOffice/7.1.1.2$Windows_X86_64 LibreOffice_project/fe0b08f4af1bacafe4c7ecc87ce55bb426164676</meta:generator>
    <meta:document-statistic meta:table-count="1" meta:cell-count="32" meta:object-count="0"/>
  </office:meta>
</office:document-meta>
</file>